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.512cm" fo:min-width="3.528cm" draw:shadow="visible" draw:shadow-offset-x="0.071cm" draw:shadow-offset-y="0.071cm"/>
    </style:style>
    <style:style style:name="gr2" style:family="graphic" style:parent-style-name="standard">
      <style:graphic-properties svg:stroke-color="#3465a4" draw:marker-start="Arrow" draw:marker-end="" draw:textarea-vertical-align="middle" draw:shadow="hidden" draw:shadow-offset-x="0.203cm" draw:shadow-offset-y="0.203cm"/>
    </style:style>
    <style:style style:name="gr3" style:family="graphic" style:parent-style-name="standard">
      <style:graphic-properties svg:stroke-color="#3465a4" draw:textarea-vertical-align="middle" draw:shadow="hidden" draw:shadow-offset-x="0.203cm" draw:shadow-offset-y="0.203cm"/>
    </style:style>
    <style:style style:name="gr4" style:family="graphic" style:parent-style-name="standard">
      <style:graphic-properties svg:stroke-color="#3465a4" draw:marker-end="Arrow" draw:textarea-vertical-align="middle" draw:shadow="hidden" draw:shadow-offset-x="0.203cm" draw:shadow-offset-y="0.203cm"/>
    </style:style>
    <style:style style:name="gr5" style:family="graphic" style:parent-style-name="standard">
      <style:graphic-properties draw:stroke="none" svg:stroke-color="#000000" draw:fill="solid" draw:fill-color="#ffffff" fo:min-height="0.385cm" draw:shadow="hidden"/>
    </style:style>
    <style:style style:name="gr6" style:family="graphic" style:parent-style-name="standard">
      <style:graphic-properties draw:stroke="none" svg:stroke-color="#000000" draw:fill="solid" draw:fill-color="#ffffff" fo:min-height="1.273cm" draw:shadow="hidden"/>
    </style:style>
    <style:style style:name="gr7" style:family="graphic" style:parent-style-name="standard">
      <style:graphic-properties draw:stroke="none" svg:stroke-color="#000000" draw:fill="solid" draw:fill-color="#ffffff" draw:opacity="100%" draw:opacity-name="" fo:min-height="0.385cm" draw:shadow="hidden"/>
    </style:style>
    <style:style style:name="gr8" style:family="graphic" style:parent-style-name="standard">
      <style:graphic-properties draw:stroke="none" svg:stroke-color="#000000" draw:fill="solid" draw:fill-color="#ffffff" fo:min-height="1.591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2.194cm" draw:shadow="hidden"/>
    </style:style>
    <style:style style:name="gr10" style:family="graphic" style:parent-style-name="standard">
      <style:graphic-properties draw:stroke="none" svg:stroke-color="#000000" draw:fill="solid" draw:fill-color="#ffffff" draw:opacity="100%" draw:opacity-name="" fo:min-height="0.383cm" draw:shadow="hidden"/>
    </style:style>
    <style:style style:name="gr11" style:family="graphic" style:parent-style-name="standard" style:list-style-name="L2">
      <style:graphic-properties draw:stroke="none" svg:stroke-color="#000000" draw:fill="solid" draw:fill-color="#ffffff" fo:min-height="1.591cm" draw:shadow="hidden"/>
    </style:style>
    <style:style style:name="gr12" style:family="graphic" style:parent-style-name="standard" style:list-style-name="L2">
      <style:graphic-properties draw:stroke="none" svg:stroke-color="#000000" draw:fill="solid" draw:fill-color="#ffffff" fo:min-height="0.766cm" draw:shadow="hidden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8pt"/>
    </style:style>
    <style:style style:name="P4" style:family="paragraph">
      <loext:graphic-properties draw:fill="solid" draw:fill-color="#ffffff"/>
      <style:text-properties fo:font-size="8pt"/>
    </style:style>
    <style:style style:name="P5" style:family="paragraph">
      <loext:graphic-properties draw:fill="solid" draw:fill-color="#ffffff" draw:opacity="100%"/>
      <style:text-properties fo:font-size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28cm" svg:height="0.762cm" svg:x="8.62cm" svg:y="5.699cm">
          <text:p text:style-name="P1">Openst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028cm" svg:height="0.762cm" svg:x="14.557cm" svg:y="10.882cm">
          <text:p text:style-name="P1">Add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028cm" svg:height="0.762cm" svg:x="9.037cm" svg:y="13.192cm">
          <text:p text:style-name="P1">Bootkub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028cm" svg:height="0.762cm" svg:x="1.44cm" svg:y="16.47cm">
          <text:p text:style-name="P1">Etcd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028cm" svg:height="0.762cm" svg:x="19.891cm" svg:y="18.756cm">
          <text:p text:style-name="P1">Ignit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3.897cm" svg:x1="10.634cm" svg:y1="6.461cm" svg:x2="3.454cm" svg:y2="16.47cm" draw:start-shape="id1" draw:start-glue-point="2" draw:end-shape="id2" draw:end-glue-point="0" svg:d="M10634 6461v1143h-7180v8866" svg:viewBox="0 0 7181 10010">
          <text:p/>
        </draw:connector>
        <draw:connector draw:style-name="gr3" draw:text-style-name="P2" draw:layer="layout" draw:line-skew="-2.246cm" svg:x1="10.634cm" svg:y1="6.461cm" svg:x2="11.051cm" svg:y2="13.192cm" draw:start-shape="id1" draw:start-glue-point="2" draw:end-shape="id3" draw:end-glue-point="0" svg:d="M10634 6461v1155h417v5576" svg:viewBox="0 0 418 6732">
          <text:p/>
        </draw:connector>
        <draw:connector draw:style-name="gr3" draw:text-style-name="P2" draw:layer="layout" draw:line-skew="-1.103cm" svg:x1="10.634cm" svg:y1="6.461cm" svg:x2="16.571cm" svg:y2="10.882cm" draw:start-shape="id1" draw:start-glue-point="2" draw:end-shape="id4" svg:d="M10634 6461v1143h5937v3278" svg:viewBox="0 0 5938 4422">
          <text:p/>
        </draw:connector>
        <draw:connector draw:style-name="gr3" draw:text-style-name="P2" draw:layer="layout" draw:line-skew="-5.04cm" svg:x1="10.634cm" svg:y1="6.461cm" svg:x2="21.905cm" svg:y2="18.756cm" draw:start-shape="id1" draw:start-glue-point="2" draw:end-shape="id5" draw:end-glue-point="0" svg:d="M10634 6461v1143h11271v11152" svg:viewBox="0 0 11272 12296">
          <text:p/>
        </draw:connector>
        <draw:connector draw:style-name="gr3" draw:text-style-name="P2" draw:layer="layout" svg:x1="19.891cm" svg:y1="19.137cm" svg:x2="16.571cm" svg:y2="11.644cm" draw:start-shape="id5" draw:start-glue-point="3" draw:end-shape="id4" draw:end-glue-point="2" svg:d="M19891 19137h-3320v-7493" svg:viewBox="0 0 3321 7494">
          <text:p/>
        </draw:connector>
        <draw:connector draw:style-name="gr3" draw:text-style-name="P2" draw:layer="layout" svg:x1="11.051cm" svg:y1="13.954cm" svg:x2="19.891cm" svg:y2="19.137cm" draw:start-shape="id3" draw:start-glue-point="2" draw:end-shape="id5" draw:end-glue-point="3" svg:d="M11051 13954v5183h8840" svg:viewBox="0 0 8841 5184">
          <text:p/>
        </draw:connector>
        <draw:connector draw:style-name="gr4" draw:text-style-name="P2" draw:layer="layout" svg:x1="3.454cm" svg:y1="17.232cm" svg:x2="19.891cm" svg:y2="19.137cm" draw:start-shape="id2" draw:start-glue-point="2" draw:end-shape="id5" draw:end-glue-point="3" svg:d="M3454 17232v1905h16437" svg:viewBox="0 0 16438 1906">
          <text:p/>
        </draw:connector>
        <draw:frame draw:style-name="gr5" draw:text-style-name="P4" draw:layer="layout" svg:width="3.175cm" svg:height="0.635cm" svg:x="5.318cm" svg:y="18.78cm">
          <draw:text-box>
            <text:p text:style-name="P3">ETCD config dropins</text:p>
          </draw:text-box>
        </draw:frame>
        <draw:frame draw:style-name="gr6" draw:text-style-name="P4" draw:layer="layout" svg:width="3.302cm" svg:height="1.523cm" svg:x="9.636cm" svg:y="15.478cm">
          <draw:text-box>
            <text:p text:style-name="P3">Bootkube service</text:p>
            <text:p text:style-name="P3">Kubelet service</text:p>
            <text:p text:style-name="P3">Kube-upgrade service</text:p>
            <text:p text:style-name="P3">Kube-upgrade script</text:p>
          </draw:text-box>
        </draw:frame>
        <draw:frame draw:style-name="gr7" draw:text-style-name="P5" draw:layer="layout" svg:width="3.429cm" svg:height="0.635cm" svg:x="1.948cm" svg:y="9.104cm">
          <draw:text-box>
            <text:p text:style-name="P3">ETCD TLS certificates</text:p>
          </draw:text-box>
        </draw:frame>
        <draw:frame draw:style-name="gr8" draw:text-style-name="P4" draw:layer="layout" svg:width="3.877cm" svg:height="1.841cm" svg:x="9.442cm" svg:y="9.636cm">
          <draw:text-box>
            <text:p text:style-name="P3"><text:span text:style-name="T1">K8S TLS certificates</text:span></text:p>
            <text:p text:style-name="P3"><text:span text:style-name="T1">Bootkube manifests</text:span></text:p>
            <text:p text:style-name="P3">Bootkube-start wrapper</text:p>
            <text:p text:style-name="P3">Kubelet config</text:p>
            <text:p text:style-name="P3">Kube-upgrade wrapper</text:p>
          </draw:text-box>
        </draw:frame>
        <draw:frame draw:style-name="gr5" draw:text-style-name="P4" draw:layer="layout" svg:width="3.302cm" svg:height="0.887cm" svg:x="15.351cm" svg:y="13.7cm">
          <draw:text-box>
            <text:p text:style-name="P3"><text:span text:style-name="T1">Addons service</text:span></text:p>
            <text:p text:style-name="P3"><text:span text:style-name="T1">Addons script</text:span></text:p>
          </draw:text-box>
        </draw:frame>
        <draw:frame draw:style-name="gr5" draw:text-style-name="P4" draw:layer="layout" svg:width="4.191cm" svg:height="0.887cm" svg:x="15.156cm" svg:y="8.85cm">
          <draw:text-box>
            <text:p text:style-name="P3"><text:span text:style-name="T1">Addons manifests</text:span></text:p>
            <text:p text:style-name="P3"><text:span text:style-name="T1">Addons-wrapper</text:span></text:p>
          </draw:text-box>
        </draw:frame>
        <draw:frame draw:style-name="gr5" draw:text-style-name="P4" draw:layer="layout" svg:width="4.191cm" svg:height="0.635cm" svg:x="20.558cm" svg:y="9.255cm">
          <draw:text-box>
            <text:p text:style-name="P3"><text:span text:style-name="T1">Ignition config</text:span></text:p>
          </draw:text-box>
        </draw:frame>
        <draw:g xml:id="id7" draw:id="id7">
          <draw:custom-shape draw:style-name="gr9" draw:text-style-name="P6" draw:layer="layout" svg:width="3.81cm" svg:height="1.27cm" svg:x="5.064cm" svg:y="0.365cm">
            <text:p text:style-name="P2"><text:span text:style-name="T2">Controll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3.81cm" svg:height="1.27cm" svg:x="4.556cm" svg:y="0.746cm">
            <text:p text:style-name="P2"><text:span text:style-name="T2">Controll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3.81cm" svg:height="1.27cm" svg:x="4.048cm" svg:y="1.127cm">
            <text:p text:style-name="P2"><text:span text:style-name="T2">Controll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custom-shape draw:style-name="gr9" draw:text-style-name="P6" draw:layer="layout" svg:width="3.81cm" svg:height="1.27cm" svg:x="16.621cm" svg:y="0.111cm">
            <text:p text:style-name="P2"><text:span text:style-name="T2">Work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3.81cm" svg:height="1.27cm" svg:x="16.621cm" svg:y="0.492cm">
            <text:p text:style-name="P2"><text:span text:style-name="T2">Work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3.81cm" svg:height="1.27cm" svg:x="16.621cm" svg:y="0.873cm">
            <text:p text:style-name="P2"><text:span text:style-name="T2">Work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3.81cm" svg:height="1.27cm" svg:x="16.621cm" svg:y="1.254cm">
            <text:p text:style-name="P2"><text:span text:style-name="T2">Work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3.81cm" svg:height="1.27cm" svg:x="16.621cm" svg:y="1.635cm">
            <text:p text:style-name="P2"><text:span text:style-name="T2">Work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" draw:text-style-name="P2" draw:layer="layout" svg:x1="18.526cm" svg:y1="2.905cm" svg:x2="10.634cm" svg:y2="5.699cm" draw:start-shape="id6" draw:end-shape="id1" draw:end-glue-point="0" svg:d="M18526 2905v1398h-7892v1396" svg:viewBox="0 0 7893 2795">
          <text:p/>
        </draw:connector>
        <draw:connector draw:style-name="gr2" draw:text-style-name="P2" draw:layer="layout" svg:x1="9.037cm" svg:y1="13.573cm" svg:x2="5.468cm" svg:y2="16.851cm" draw:start-shape="id3" draw:start-glue-point="3" draw:end-shape="id2" svg:d="M9037 13573h-1749v3278h-1820" svg:viewBox="0 0 3570 3279">
          <text:p/>
        </draw:connector>
        <draw:frame draw:style-name="gr10" draw:text-style-name="P5" draw:layer="layout" svg:width="4.064cm" svg:height="0.633cm" svg:x="4.229cm" svg:y="14.718cm">
          <draw:text-box>
            <text:p text:style-name="P3">ETCD TLS client certificates</text:p>
          </draw:text-box>
        </draw:frame>
        <draw:connector draw:style-name="gr4" draw:text-style-name="P2" draw:layer="layout" svg:x1="12.648cm" svg:y1="6.08cm" svg:x2="23.919cm" svg:y2="19.137cm" draw:start-shape="id1" draw:start-glue-point="1" draw:end-shape="id5" draw:end-glue-point="1" svg:d="M12648 6080h11843v13057h-572" svg:viewBox="0 0 11844 13058">
          <text:p/>
        </draw:connector>
        <draw:connector draw:style-name="gr2" draw:text-style-name="P2" draw:layer="layout" draw:line-skew="0.253cm" svg:x1="6.461cm" svg:y1="2.397cm" svg:x2="10.634cm" svg:y2="5.699cm" draw:start-shape="id7" draw:start-glue-point="2" draw:end-shape="id1" svg:d="M6461 2397v1905h4173v1397" svg:viewBox="0 0 4174 3303">
          <text:p/>
        </draw:connector>
        <draw:frame draw:style-name="gr5" draw:text-style-name="P4" draw:layer="layout" svg:width="2.413cm" svg:height="0.635cm" svg:x="23.606cm" svg:y="12.176cm">
          <draw:text-box>
            <text:p text:style-name="P3"><text:span text:style-name="T1">Cloud config</text:span></text:p>
          </draw:text-box>
        </draw:frame>
        <draw:frame draw:style-name="gr11" draw:text-style-name="P4" draw:layer="layout" svg:width="4.445cm" svg:height="2.159cm" svg:x="1.635cm" svg:y="2.651cm">
          <draw:text-box>
            <text:list text:style-name="L2">
              <text:list-item>
                <text:p text:style-name="P3"><text:span text:style-name="T1">Ignition user_data</text:span></text:p>
              </text:list-item>
              <text:list-item>
                <text:p text:style-name="P3"><text:span text:style-name="T1">TLS upload</text:span></text:p>
              </text:list-item>
              <text:list-item>
                <text:p text:style-name="P3"><text:span text:style-name="T1">Kubelet config &amp; </text:span><text:span text:style-name="T1">restart</text:span></text:p>
              </text:list-item>
              <text:list-item>
                <text:p text:style-name="P3"><text:span text:style-name="T1">Bootkube upload &amp; </text:span><text:span text:style-name="T1">start</text:span></text:p>
              </text:list-item>
              <text:list-item>
                <text:p text:style-name="P3"><text:span text:style-name="T1">Addons upload &amp; start</text:span></text:p>
              </text:list-item>
              <text:list-item>
                <text:p text:style-name="P3"><text:span text:style-name="T1">Kube-upgrade start</text:span></text:p>
              </text:list-item>
            </text:list>
          </draw:text-box>
        </draw:frame>
        <draw:frame draw:style-name="gr12" draw:text-style-name="P4" draw:layer="layout" svg:width="4.445cm" svg:height="1.016cm" svg:x="18.907cm" svg:y="3.286cm">
          <draw:text-box>
            <text:list text:style-name="L2">
              <text:list-item>
                <text:p text:style-name="P3"><text:span text:style-name="T1">Ignition user_data</text:span></text:p>
              </text:list-item>
              <text:list-item>
                <text:p text:style-name="P3"><text:span text:style-name="T1">Kubelet config &amp; restart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3:45:59.688798921</meta:creation-date>
    <dc:date>2018-04-19T16:53:51.618639289</dc:date>
    <meta:editing-duration>PT27M6S</meta:editing-duration>
    <meta:editing-cycles>7</meta:editing-cycles>
    <meta:generator>LibreOffice/5.4.6.2$Linux_X86_64 LibreOffice_project/40m0$Build-2</meta:generator>
    <meta:document-statistic meta:object-count="37"/>
  </office:meta>
</office:document-meta>
</file>